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Standard" style:list-style-name="WWNum1">
      <style:paragraph-properties fo:margin-left="0.3in" fo:margin-right="0in" fo:text-indent="-0.3in" style:auto-text-indent="false"/>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orgs.coffee</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text:span><text:span text:style-name="T3">#</text:span><text:span text:style-name="T9">'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statements in file.</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
      <text:list xml:id="list3342691021901700167"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2203204744081" text:continue-numbering="true" text:style-name="WWNum1">
        <text:list-item>
          <text:p text:style-name="P18"/>
        </text:list-item>
        <text:list-item>
          <text:p text:style-name="P18"/>
        </text:list-item>
      </text:list>
      <text:p text:style-name="P6"/>
      <text:p text:style-name="P6"/>
      <text:p text:style-name="P6"/>
      <text:p text:style-name="P6"/>
      <text:list xml:id="list232203249251265" text:continue-numbering="true" text:style-name="WWNum1">
        <text:list-item>
          <text:p text:style-name="P19"><text:span text:style-name="T3">Reviewer’s Comments:<text:line-break/></text:span></text:p>
        </text:list-item>
        <text:list-item>
          <text:p text:style-name="P17"><text:span text:style-name="T12">File only contains 3 lines of inline comments. File has not been utilized.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12" meta:character-count="2479" meta:non-whitespace-character-count="2123"/>
    <meta:generator>LibreOfficeDev/5.1.0.3$Linux_X86_64 LibreOffice_project/</meta:generator>
  </office:meta>
</office:document-meta>
</file>